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FilterChainTests.doFilterNull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Filter.init( FilterConfig filt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FilterChai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FilterChainTests.doFilterWith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FilterChainTests.constructorNull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ChainTests.constructorNull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ChainTests.doFilterWithServletAnd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ckFilterChainTests.doFilterNull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Filter.doFilter( ServletRequest request , ServletResponse response , FilterChain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FilterChainTests.doFilterEmpty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Filter.MockFilter( Servlet serv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